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c4e0" officeooo:paragraph-rsid="0014c4e0" style:font-weight-asian="bold" style:font-weight-complex="bold"/>
    </style:style>
    <style:style style:name="P2" style:family="paragraph" style:parent-style-name="Standard">
      <style:text-properties officeooo:rsid="0014c4e0" officeooo:paragraph-rsid="0014c4e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c4e0" officeooo:paragraph-rsid="0014c4e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d34c" officeooo:paragraph-rsid="001c23e2" style:font-weight-asian="bold" style:font-weight-complex="bold"/>
    </style:style>
    <style:style style:name="P5" style:family="paragraph" style:parent-style-name="Standard">
      <style:text-properties officeooo:paragraph-rsid="001c23e2"/>
    </style:style>
    <style:style style:name="P6" style:family="paragraph" style:parent-style-name="Standard">
      <style:text-properties officeooo:rsid="001ead03" officeooo:paragraph-rsid="001ead03"/>
    </style:style>
    <style:style style:name="P7" style:family="paragraph" style:parent-style-name="Standard" style:list-style-name="L1">
      <style:text-properties officeooo:paragraph-rsid="001ead03"/>
    </style:style>
    <style:style style:name="P8" style:family="paragraph" style:parent-style-name="Standard" style:list-style-name="L1">
      <style:text-properties officeooo:rsid="001ead03" officeooo:paragraph-rsid="001ead03"/>
    </style:style>
    <style:style style:name="P9" style:family="paragraph" style:parent-style-name="Standard">
      <style:text-properties officeooo:rsid="0014c4e0" officeooo:paragraph-rsid="001c23e2"/>
    </style:style>
    <style:style style:name="P10" style:family="paragraph" style:parent-style-name="Standard">
      <style:text-properties officeooo:rsid="001c23e2" officeooo:paragraph-rsid="001fe7c4"/>
    </style:style>
    <style:style style:name="P11" style:family="paragraph" style:parent-style-name="Standard">
      <style:text-properties fo:font-weight="bold" officeooo:rsid="0014c4e0" officeooo:paragraph-rsid="0014c4e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14c4e0" officeooo:paragraph-rsid="0014c4e0"/>
    </style:style>
    <style:style style:name="P13" style:family="paragraph" style:parent-style-name="Standard">
      <style:text-properties officeooo:rsid="000fa58c" officeooo:paragraph-rsid="000fa58c"/>
    </style:style>
    <style:style style:name="P14" style:family="paragraph" style:parent-style-name="Standard" style:list-style-name="L2">
      <style:text-properties officeooo:paragraph-rsid="0014c4e0"/>
    </style:style>
    <style:style style:name="P15" style:family="paragraph" style:parent-style-name="Standard">
      <style:text-properties officeooo:paragraph-rsid="001849cb"/>
    </style:style>
    <style:style style:name="P16" style:family="paragraph" style:parent-style-name="Standard">
      <style:text-properties officeooo:rsid="001849cb" officeooo:paragraph-rsid="0014c4e0"/>
    </style:style>
    <style:style style:name="P17" style:family="paragraph" style:parent-style-name="Standard">
      <style:text-properties officeooo:rsid="001849cb" officeooo:paragraph-rsid="001849cb"/>
    </style:style>
    <style:style style:name="T1" style:family="text">
      <style:text-properties officeooo:rsid="001ad34c"/>
    </style:style>
    <style:style style:name="T2" style:family="text">
      <style:text-properties officeooo:rsid="001da1bc"/>
    </style:style>
    <style:style style:name="T3" style:family="text">
      <style:text-properties officeooo:rsid="001c23e2"/>
    </style:style>
    <style:style style:name="T4" style:family="text">
      <style:text-properties officeooo:rsid="001ead03"/>
    </style:style>
    <style:style style:name="T5" style:family="text">
      <style:text-properties officeooo:rsid="001fe7c4"/>
    </style:style>
    <style:style style:name="T6" style:family="text">
      <style:text-properties style:text-underline-style="solid" style:text-underline-width="auto" style:text-underline-color="font-color" officeooo:rsid="001c23e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849cb"/>
    </style:style>
    <style:style style:name="T9" style:family="text">
      <style:text-properties officeooo:rsid="0014c4e0"/>
    </style:style>
    <style:style style:name="T10" style:family="text">
      <style:text-properties officeooo:rsid="00168c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e-commerce <text:span text:style-name="T1">Symfony</text:span> : <text:span text:style-name="T2">EspritDéco</text:span></text:p>
      <text:p text:style-name="P2"/>
      <text:p text:style-name="P2"/>
      <text:p text:style-name="P3">Lot 1 : front office – Vitrine du site</text:p>
      <text:p text:style-name="P2"/>
      <text:p text:style-name="P4"><text:span text:style-name="T3">1</text:span>) <text:span text:style-name="T4">Structure de base d’une page</text:span></text:p>
      <text:p text:style-name="P5"/>
      <text:p text:style-name="P6">Toutes les pages ont la même structure :</text:p>
      <text:list text:style-name="L1">
        <text:list-item>
          <text:p text:style-name="P7"><text:span text:style-name="T4">un bloc header </text:span><text:span text:style-name="T5">(</text:span>identité <text:span text:style-name="T5">+ slogan sur image de fond)</text:span></text:p>
        </text:list-item>
        <text:list-item>
          <text:p text:style-name="P8">un bloc nav <text:span text:style-name="T5">(navigation principale)</text:span></text:p>
        </text:list-item>
        <text:list-item>
          <text:p text:style-name="P8">un bloc main <text:span text:style-name="T5">(contenu dynamique)</text:span></text:p>
        </text:list-item>
        <text:list-item>
          <text:p text:style-name="P8">un bloc footer <text:span text:style-name="T5">(information légale + branding)</text:span></text:p>
        </text:list-item>
      </text:list>
      <text:p text:style-name="P9"/>
      <text:p text:style-name="P10">On utilisera bootstrap pour gérer le responsive.</text:p>
      <text:p text:style-name="P10"><text:span text:style-name="T5">O</text:span>n utilisera le theme bootswatch superhero <text:a xlink:type="simple" xlink:href="https://bootswatch.com/superhero/" text:style-name="Internet_20_link" text:visited-style-name="Visited_20_Internet_20_Link">https://bootswatch.com/superhero/</text:a> pour le design.</text:p>
      <text:p text:style-name="P9"/>
      <text:p text:style-name="P11"><text:span text:style-name="T6">2</text:span><text:span text:style-name="T7">) Connexion/Enregistrement</text:span></text:p>
      <text:p text:style-name="P2"/>
      <text:p text:style-name="P12">Connexion</text:p>
      <text:p text:style-name="P2">L’authentif<text:span text:style-name="T8">i</text:span>cation se fait <text:span text:style-name="T4">avec</text:span> l’entité User : email + mot de passe</text:p>
      <text:p text:style-name="P13"/>
      <text:p text:style-name="P12">Enregistrement</text:p>
      <text:p text:style-name="P2">L’enregistrement se fait avec une vérification par email.</text:p>
      <text:list text:style-name="L2">
        <text:list-header>
          <text:p text:style-name="P14"><text:span text:style-name="T9">⚠️ </text:span><text:span text:style-name="T10">Pour l’envoi d’email, </text:span><text:span text:style-name="T9">sélectionner la bonne option lors du wizard du make:registration-form <text:s/>et bien lire les instructions à réaliser à la fin du wizard.</text:span></text:p>
        </text:list-header>
      </text:list>
      <text:p text:style-name="P15"><text:span text:style-name="T8">Mot de passe : </text:span><text:span text:style-name="T9">12 caractère minimum avec au moins 1 majuscule, 1 minuscule, 1 nombre et 1 caractère spécial.</text:span></text:p>
      <text:p text:style-name="P15"><text:span text:style-name="T8">Une case à cocher « j’accepte les condition générale » avec un lien de téléchargement </text:span><text:span text:style-name="T1">des conditions générales de vente (cgv.pdf dans le dossier projet).</text:span><text:span text:style-name="T8"> </text:span></text:p>
      <text:p text:style-name="P16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4T14:48:03.583685816</meta:creation-date>
    <dc:date>2026-04-27T14:17:12.588710912</dc:date>
    <meta:editing-duration>PT1H34M14S</meta:editing-duration>
    <meta:editing-cycles>7</meta:editing-cycles>
    <meta:generator>LibreOffice/26.2.2.2$Linux_X86_64 LibreOffice_project/620$Build-2</meta:generator>
    <meta:document-statistic meta:table-count="0" meta:image-count="0" meta:object-count="0" meta:page-count="1" meta:paragraph-count="18" meta:word-count="170" meta:character-count="1047" meta:non-whitespace-character-count="897"/>
  </office:meta>
</office:document-meta>
</file>